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2409*"/>
    </style:style>
    <style:style style:name="Таблица1.B" style:family="table-column">
      <style:table-column-properties style:column-width="4.251cm" style:rel-column-width="2410*"/>
    </style:style>
    <style:style style:name="Таблица1.C" style:family="table-column">
      <style:table-column-properties style:column-width="6.295cm" style:rel-column-width="3569*"/>
    </style:style>
    <style:style style:name="Таблица1.D" style:family="table-column">
      <style:table-column-properties style:column-width="2.205cm" style:rel-column-width="1250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715cm" style:rel-column-width="972*"/>
    </style:style>
    <style:style style:name="Таблица2.B" style:family="table-column">
      <style:table-column-properties style:column-width="4.487cm" style:rel-column-width="2544*"/>
    </style:style>
    <style:style style:name="Таблица2.C" style:family="table-column">
      <style:table-column-properties style:column-width="6.548cm" style:rel-column-width="3712*"/>
    </style:style>
    <style:style style:name="Таблица2.D" style:family="table-column">
      <style:table-column-properties style:column-width="4.251cm" style:rel-column-width="24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715cm" style:rel-column-width="972*"/>
    </style:style>
    <style:style style:name="Таблица3.B" style:family="table-column">
      <style:table-column-properties style:column-width="6.096cm" style:rel-column-width="3456*"/>
    </style:style>
    <style:style style:name="Таблица3.C" style:family="table-column">
      <style:table-column-properties style:column-width="4.191cm" style:rel-column-width="2376*"/>
    </style:style>
    <style:style style:name="Таблица3.D" style:family="table-column">
      <style:table-column-properties style:column-width="4.999cm" style:rel-column-width="2834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15cm" style:rel-column-width="972*"/>
    </style:style>
    <style:style style:name="Таблица5.B" style:family="table-column">
      <style:table-column-properties style:column-width="5.588cm" style:rel-column-width="3168*"/>
    </style:style>
    <style:style style:name="Таблица5.C" style:family="table-column">
      <style:table-column-properties style:column-width="4.911cm" style:rel-column-width="2784*"/>
    </style:style>
    <style:style style:name="Таблица5.D" style:family="table-column">
      <style:table-column-properties style:column-width="4.787cm" style:rel-column-width="2714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101cm" style:rel-column-width="2892*"/>
    </style:style>
    <style:style style:name="Таблица6.B" style:family="table-column">
      <style:table-column-properties style:column-width="11.899cm" style:rel-column-width="6746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Quotations">
      <style:paragraph-properties fo:margin-left="1.508cm" fo:margin-right="1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bold" style:font-size-asian="12pt" style:font-size-complex="12pt" loext:padding="0cm" loext:border="none"/>
    </style:style>
    <style:style style:name="P2" style:family="paragraph" style:parent-style-name="Standard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officeooo:paragraph-rsid="0020d5b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rsid="0020d5b3" officeooo:paragraph-rsid="0020d5b3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paragraph-rsid="0020d5b3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paragraph-rsid="001efe70" fo:background-color="transparen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officeooo:rsid="001efe70" officeooo:paragraph-rsid="001efe70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officeooo:rsid="0020d5b3" officeooo:paragraph-rsid="0020d5b3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2pt" fo:language="en" fo:country="US" officeooo:rsid="001efe70" officeooo:paragraph-rsid="001efe70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fo:language="en" fo:country="US" officeooo:rsid="0020d5b3" officeooo:paragraph-rsid="0020d5b3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fo:language="en" fo:country="US" fo:font-weight="bold" officeooo:rsid="001efe70" officeooo:paragraph-rsid="001efe70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fo:language="ru" fo:country="RU" officeooo:rsid="0020d5b3" officeooo:paragraph-rsid="0020d5b3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 fo:language="ru" fo:country="RU" fo:font-weight="bold" officeooo:rsid="001efe70" officeooo:paragraph-rsid="001efe70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1efe70" officeooo:paragraph-rsid="001efe70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fo:language="en" fo:country="US" officeooo:rsid="0020d5b3" officeooo:paragraph-rsid="0020d5b3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paragraph-rsid="0020d5b3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2pt" officeooo:rsid="0020d5b3" officeooo:paragraph-rsid="0020d5b3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break-before="pag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margin-top="0.037cm" fo:margin-bottom="0.037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215454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paragraph-rsid="0020d5b3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pag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officeooo:rsid="0020d5b3" officeooo:paragraph-rsid="0020d5b3" style:font-size-asian="12pt" style:font-style-asian="normal" style:font-size-complex="12pt" style:font-style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tyle-asian="normal" style:font-size-complex="12pt" style:font-style-complex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normal" fo:font-weight="bold" style:font-size-asian="12pt" style:font-size-complex="12pt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font-variant="normal" fo:text-transform="none" fo:color="#333333" loext:opacity="100%" style:font-name="Times New Roman" fo:font-size="12pt" fo:letter-spacing="normal" fo:font-style="normal" fo:font-weight="bold" style:font-size-asian="12pt" style:font-size-complex="12pt" loext:padding="0cm" loext:border="none"/>
    </style:style>
    <style:style style:name="P30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Times New Roman" fo:font-size="12pt" fo:letter-spacing="normal" style:font-size-asian="12pt" style:font-size-complex="12pt" loext:padding="0cm" loext:border="none"/>
    </style:style>
    <style:style style:name="P31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style:font-size-asian="12pt" style:font-size-complex="12pt"/>
    </style:style>
    <style:style style:name="P32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officeooo:paragraph-rsid="0020d5b3" style:font-size-asian="12pt" style:font-size-complex="12pt"/>
    </style:style>
    <style:style style:name="P33" style:family="paragraph" style:parent-style-name="Text_20_body" style:list-style-name="L1">
      <style:paragraph-properties fo:margin-top="0.339cm" fo:margin-bottom="0.339cm" style:contextual-spacing="false" fo:text-align="justify" style:justify-single-word="false" fo:orphans="2" fo:widows="2" fo:padding="0cm" fo:border="none"/>
      <style:text-properties fo:font-variant="normal" fo:text-transform="none" fo:color="#333333" loext:opacity="100%" style:font-name="Times New Roman" fo:font-size="12pt" fo:letter-spacing="normal" style:font-size-asian="12pt" style:font-size-complex="12pt"/>
    </style:style>
    <style:style style:name="P34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officeooo:paragraph-rsid="00215454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italic" fo:font-weight="normal" officeooo:paragraph-rsid="001efe70" style:font-size-asian="12pt" style:font-size-complex="12pt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Times New Roman" fo:font-size="12pt" fo:letter-spacing="normal" fo:font-style="italic" fo:font-weight="normal" style:font-size-asian="12pt" style:font-size-complex="12pt"/>
    </style:style>
    <style:style style:name="P37" style:family="paragraph" style:parent-style-name="Text_20_body">
      <style:paragraph-properties fo:margin-left="0cm" fo:margin-right="0cm" fo:margin-top="0.339cm" fo:margin-bottom="0.339cm" style:contextual-spacing="false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38" style:family="paragraph" style:parent-style-name="Text_20_body" style:list-style-name="L3">
      <style:paragraph-properties fo:margin-top="0.339cm" fo:margin-bottom="0.339cm" style:contextual-spacing="false" fo:text-align="justify" style:justify-single-word="false" fo:orphans="2" fo:widows="2" fo:padding="0cm" fo:border="none"/>
      <style:text-properties officeooo:paragraph-rsid="00215454"/>
    </style:style>
    <style:style style:name="T1" style:family="text">
      <style:text-properties fo:color="#000000" loext:opacity="100%" style:font-name="Courier New1" fo:font-size="10pt" fo:background-color="#f0d8a8" loext:char-shading-value="0" style:font-size-asian="10pt"/>
    </style:style>
    <style:style style:name="T2" style:family="text">
      <style:text-properties fo:color="#000000" loext:opacity="100%" style:font-name="Courier New1" fo:font-size="10pt" officeooo:rsid="0020d5b3" fo:background-color="#f0d8a8" loext:char-shading-value="0" style:font-size-asian="10pt"/>
    </style:style>
    <style:style style:name="T3" style:family="text">
      <style:text-properties fo:color="#000000" loext:opacity="100%" fo:background-color="#e8f2fe" loext:char-shading-value="0"/>
    </style:style>
    <style:style style:name="T4" style:family="text">
      <style:text-properties fo:color="#000000" loext:opacity="100%" fo:background-color="#f0d8a8" loext:char-shading-value="0"/>
    </style:style>
    <style:style style:name="T5" style:family="text">
      <style:text-properties fo:color="#000000" loext:opacity="100%" officeooo:rsid="0020d5b3" fo:background-color="#f0d8a8" loext:char-shading-value="0"/>
    </style:style>
    <style:style style:name="T6" style:family="text">
      <style:text-properties fo:color="#000000" loext:opacity="100%" style:text-underline-style="solid" style:text-underline-width="auto" style:text-underline-color="font-color" fo:background-color="#f0d8a8" loext:char-shading-value="0"/>
    </style:style>
    <style:style style:name="T7" style:family="text">
      <style:text-properties fo:color="#008000" loext:opacity="100%" fo:background-color="#e8f2fe" loext:char-shading-value="0"/>
    </style:style>
    <style:style style:name="T8" style:family="text">
      <style:text-properties fo:color="#008000" loext:opacity="100%" fo:language="en" fo:country="US" fo:background-color="#e8f2fe" loext:char-shading-value="0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background-color="#e8f2fe" loext:char-shading-value="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0d5b3" style:font-style-asian="normal" style:font-style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fo:background-color="#e8f2fe" loext:char-shading-value="0" style:font-weight-asian="bold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0d5b3" fo:background-color="#e8f2fe" loext:char-shading-value="0"/>
    </style:style>
    <style:style style:name="T17" style:family="text">
      <style:text-properties fo:language="ru" fo:country="RU" officeooo:rsid="0020d5b3"/>
    </style:style>
    <style:style style:name="T18" style:family="text">
      <style:text-properties fo:language="ru" fo:country="RU" officeooo:rsid="0020d5b3" style:font-style-asian="normal" style:font-style-complex="normal"/>
    </style:style>
    <style:style style:name="T19" style:family="text">
      <style:text-properties fo:font-style="normal" fo:font-weight="normal"/>
    </style:style>
    <style:style style:name="T20" style:family="text">
      <style:text-properties officeooo:rsid="0020d5b3"/>
    </style:style>
    <style:style style:name="T21" style:family="text">
      <style:text-properties officeooo:rsid="0020d5b3"/>
    </style:style>
    <style:style style:name="T22" style:family="text">
      <style:text-properties officeooo:rsid="0020d5b3"/>
    </style:style>
    <style:style style:name="T23" style:family="text">
      <style:text-properties loext:padding="0cm" loext:border="none"/>
    </style:style>
    <style:style style:name="T24" style:family="text">
      <style:text-properties fo:font-variant="normal" fo:text-transform="none" fo:color="#333333" loext:opacity="100%" fo:letter-spacing="normal"/>
    </style:style>
    <style:style style:name="T25" style:family="text">
      <style:text-properties fo:font-variant="normal" fo:text-transform="none" fo:color="#333333" loext:opacity="100%" fo:letter-spacing="normal" fo:font-style="normal" fo:font-weight="normal"/>
    </style:style>
    <style:style style:name="T26" style:family="text">
      <style:text-properties fo:font-variant="normal" fo:text-transform="none" fo:color="#333333" loext:opacity="100%" fo:letter-spacing="normal" fo:font-style="normal" fo:font-weight="normal" fo:background-color="#e8f2fe" loext:char-shading-value="0"/>
    </style:style>
    <style:style style:name="T27" style:family="text"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808080" loext:opacity="100%" fo:letter-spacing="normal" fo:font-style="normal" fo:font-weight="normal" officeooo:rsid="0020d5b3" fo:background-color="#e8f2fe" loext:char-shading-value="0"/>
    </style:style>
    <style:style style:name="T29" style:family="text">
      <style:text-properties fo:font-variant="normal" fo:text-transform="none" fo:letter-spacing="normal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fo:background-color="#e8f2fe" loext:char-shading-value="0"/>
    </style:style>
    <style:style style:name="T32" style:family="text">
      <style:text-properties fo:font-variant="normal" fo:text-transform="none" fo:letter-spacing="normal" fo:font-style="normal" fo:font-weight="normal" officeooo:rsid="0020d5b3" fo:background-color="#e8f2fe" loext:char-shading-value="0"/>
    </style:style>
    <style:style style:name="T33" style:family="text">
      <style:text-properties fo:font-variant="normal" fo:text-transform="none" fo:letter-spacing="normal" fo:font-style="normal" fo:font-weight="normal" fo:background-color="#f0d8a8" loext:char-shading-value="0"/>
    </style:style>
    <style:style style:name="T34" style:family="text">
      <style:text-properties fo:font-variant="normal" fo:text-transform="none" fo:letter-spacing="normal" fo:font-style="normal" fo:font-weight="normal" officeooo:rsid="0020d5b3"/>
    </style:style>
    <style:style style:name="T35" style:family="text">
      <style:text-properties fo:font-variant="normal" fo:text-transform="none" fo:letter-spacing="normal" fo:font-style="normal" fo:font-weight="normal"/>
    </style:style>
    <style:style style:name="T36" style:family="text">
      <style:text-properties fo:font-variant="normal" fo:text-transform="none" fo:letter-spacing="normal" fo:font-style="normal" fo:font-weight="normal" officeooo:rsid="00215454"/>
    </style:style>
    <style:style style:name="T37" style:family="text">
      <style:text-properties fo:font-variant="normal" fo:text-transform="none" fo:color="#000000" loext:opacity="100%" fo:letter-spacing="normal" fo:font-style="normal" fo:font-weight="normal" fo:background-color="#f0d8a8" loext:char-shading-value="0"/>
    </style:style>
    <style:style style:name="T38" style:family="text">
      <style:text-properties fo:color="#800000" loext:opacity="100%" fo:font-weight="bold" fo:background-color="#e8f2fe" loext:char-shading-value="0" style:font-weight-asian="bold"/>
    </style:style>
    <style:style style:name="T39" style:family="text">
      <style:text-properties fo:color="#808080" loext:opacity="100%" fo:language="ru" fo:country="RU" officeooo:rsid="0020d5b3" fo:background-color="#e8f2fe" loext:char-shading-value="0"/>
    </style:style>
    <style:style style:name="T40" style:family="text">
      <style:text-properties fo:color="#808080" loext:opacity="100%" fo:background-color="#e8f2fe" loext:char-shading-value="0"/>
    </style:style>
    <style:style style:name="T41" style:family="text">
      <style:text-properties fo:color="#808080" loext:opacity="100%" officeooo:rsid="0020d5b3" fo:background-color="#e8f2fe" loext:char-shading-value="0"/>
    </style:style>
    <style:style style:name="T42" style:family="text">
      <style:text-properties fo:color="#0000ff" loext:opacity="100%" style:text-underline-style="solid" style:text-underline-width="auto" style:text-underline-color="font-color" fo:background-color="#f0d8a8" loext:char-shading-value="0"/>
    </style:style>
    <style:style style:name="T43" style:family="text">
      <style:text-properties fo:color="#0000ff" loext:opacity="100%" style:text-underline-style="solid" style:text-underline-width="auto" style:text-underline-color="font-color" officeooo:rsid="0020d5b3" fo:background-color="#f0d8a8" loext:char-shading-value="0"/>
    </style:style>
    <style:style style:name="T44" style:family="text">
      <style:text-properties fo:background-color="#e8f2fe" loext:char-shading-value="0"/>
    </style:style>
    <style:style style:name="T45" style:family="text">
      <style:text-properties fo:background-color="#e8f2fe" loext:char-shading-value="0"/>
    </style:style>
    <style:style style:name="T46" style:family="text">
      <style:text-properties fo:background-color="#e8f2fe" loext:char-shading-value="0"/>
    </style:style>
    <style:style style:name="T47" style:family="text">
      <style:text-properties officeooo:rsid="0020d5b3" fo:background-color="#e8f2fe" loext:char-shading-value="0"/>
    </style:style>
    <style:style style:name="T48" style:family="text">
      <style:text-properties fo:background-color="#f0d8a8" loext:char-shading-value="0"/>
    </style:style>
    <style:style style:name="T49" style:family="text">
      <style:text-properties officeooo:rsid="0020d5b3" fo:background-color="#f0d8a8" loext:char-shading-value="0"/>
    </style:style>
    <style:style style:name="T50" style:family="text">
      <style:text-properties style:text-underline-style="solid" style:text-underline-width="auto" style:text-underline-color="font-color" fo:background-color="#f0d8a8" loext:char-shading-value="0"/>
    </style:style>
    <style:style style:name="T51" style:family="text">
      <style:text-properties style:text-underline-style="solid" style:text-underline-width="auto" style:text-underline-color="font-color" officeooo:rsid="0020d5b3" fo:background-color="#f0d8a8" loext:char-shading-value="0"/>
    </style:style>
    <style:style style:name="T52" style:family="text">
      <style:text-properties style:text-underline-style="solid" style:text-underline-width="auto" style:text-underline-color="font-color" fo:background-color="#f0d8a8" loext:char-shading-value="0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20d5b3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officeooo:rsid="00215454"/>
    </style:style>
    <style:style style:name="T57" style:family="text">
      <style:text-properties officeooo:rsid="0020d5b3" style:font-style-asian="normal" style:font-style-complex="normal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1. Разработать SQL-скрипт построения объекта-приёмника с историей телефонов-клиентов физлиц;</text:p>
      <text:p text:style-name="P23">2. Описать алгоритм построения объекта-приёмника в формате ТИС (Требования к Информационной Системе);</text:p>
      <text:p text:style-name="P23">3. Сформировать маппинг построения объекта в формате карты отображения;</text:p>
      <text:p text:style-name="P21">4. Выполнить бизнес-проверки качества данных полученного прототипа.</text:p>
      <text:p text:style-name="P28">Допущения:</text:p>
      <text:p text:style-name="P21">1. Построение прототипа выполняется в синтаксисе СУБД PostgreSQL;</text:p>
      <text:p text:style-name="P21">2. Глобальный клиент, также известный как унифицированный клиент, золотой клиент, единый клиент - это запись о клиенте, собранная из разных источник, предполагающая по некоторым внутренним правилам, что несколько клиентов из разных систем-источников, это на самом деле один и тот же клиент.</text:p>
      <text:p text:style-name="P28">Бизнес-требования:</text:p>
      <text:p text:style-name="P21">Необходимо сформировать объект dfct_phone со следующим атрибутивным составом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5">Наименование атрибута</text:p>
          </table:table-cell>
          <table:table-cell table:style-name="Таблица1.A1" office:value-type="string">
            <text:p text:style-name="P15">Тип данных</text:p>
          </table:table-cell>
          <table:table-cell table:style-name="Таблица1.A1" office:value-type="string">
            <text:p text:style-name="P15">Описание атрибута</text:p>
          </table:table-cell>
          <table:table-cell table:style-name="Таблица1.D1" office:value-type="string">
            <text:p text:style-name="P12">PK/FK</text:p>
          </table:table-cell>
        </table:table-row>
        <table:table-row>
          <table:table-cell table:style-name="Таблица1.A2" office:value-type="string">
            <text:p text:style-name="P10">mdm_customer</text:p>
          </table:table-cell>
          <table:table-cell table:style-name="Таблица1.A2" office:value-type="string">
            <text:p text:style-name="P10">int8</text:p>
          </table:table-cell>
          <table:table-cell table:style-name="Таблица1.A2" office:value-type="string">
            <text:p text:style-name="P7">Ключ глобального клиента <text:span text:style-name="T9">MDM</text:span></text:p>
          </table:table-cell>
          <table:table-cell table:style-name="Таблица1.D2" office:value-type="string">
            <text:p text:style-name="P10">PK</text:p>
          </table:table-cell>
        </table:table-row>
        <table:table-row>
          <table:table-cell table:style-name="Таблица1.A2" office:value-type="string">
            <text:p text:style-name="P10">phone_type_cd</text:p>
          </table:table-cell>
          <table:table-cell table:style-name="Таблица1.A2" office:value-type="string">
            <text:p text:style-name="P10">text</text:p>
          </table:table-cell>
          <table:table-cell table:style-name="Таблица1.A2" office:value-type="string">
            <text:p text:style-name="P7">Тип телефона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>business_start_dt</text:p>
          </table:table-cell>
          <table:table-cell table:style-name="Таблица1.A2" office:value-type="string">
            <text:p text:style-name="P10">timestamp(0)</text:p>
          </table:table-cell>
          <table:table-cell table:style-name="Таблица1.A2" office:value-type="string">
            <text:p text:style-name="P7">Дата начала версии</text:p>
          </table:table-cell>
          <table:table-cell table:style-name="Таблица1.D2" office:value-type="string">
            <text:p text:style-name="P10">PK</text:p>
          </table:table-cell>
        </table:table-row>
        <table:table-row>
          <table:table-cell table:style-name="Таблица1.A2" office:value-type="string">
            <text:p text:style-name="P10">business_end_dt</text:p>
          </table:table-cell>
          <table:table-cell table:style-name="Таблица1.A2" office:value-type="string">
            <text:p text:style-name="P10">timestamp(0)</text:p>
          </table:table-cell>
          <table:table-cell table:style-name="Таблица1.A2" office:value-type="string">
            <text:p text:style-name="P7">Дата окончания версии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phone_num</text:p>
          </table:table-cell>
          <table:table-cell table:style-name="Таблица1.A2" office:value-type="string">
            <text:p text:style-name="P10">text</text:p>
          </table:table-cell>
          <table:table-cell table:style-name="Таблица1.A2" office:value-type="string">
            <text:p text:style-name="P7">Номер телефона клиента</text:p>
          </table:table-cell>
          <table:table-cell table:style-name="Таблица1.D2" office:value-type="string">
            <text:p text:style-name="P10">PK</text:p>
          </table:table-cell>
        </table:table-row>
        <table:table-row>
          <table:table-cell table:style-name="Таблица1.A2" office:value-type="string">
            <text:p text:style-name="P10">notification_flg</text:p>
          </table:table-cell>
          <table:table-cell table:style-name="Таблица1.A2" office:value-type="string">
            <text:p text:style-name="P10">bool</text:p>
          </table:table-cell>
          <table:table-cell table:style-name="Таблица1.A2" office:value-type="string">
            <text:p text:style-name="P7">Флаг телефона для нотификации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atm_flg</text:p>
          </table:table-cell>
          <table:table-cell table:style-name="Таблица1.A2" office:value-type="string">
            <text:p text:style-name="P10">bool</text:p>
          </table:table-cell>
          <table:table-cell table:style-name="Таблица1.A2" office:value-type="string">
            <text:p text:style-name="P7">Флаг телефона, собранного через <text:span text:style-name="T9">ATM</text:span>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trust_system_flg</text:p>
          </table:table-cell>
          <table:table-cell table:style-name="Таблица1.A2" office:value-type="string">
            <text:p text:style-name="P10">bool</text:p>
          </table:table-cell>
          <table:table-cell table:style-name="Таблица1.A2" office:value-type="string">
            <text:p text:style-name="P7">Флаг доверительного источника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duplication_flg</text:p>
          </table:table-cell>
          <table:table-cell table:style-name="Таблица1.A2" office:value-type="string">
            <text:p text:style-name="P10">bool</text:p>
          </table:table-cell>
          <table:table-cell table:style-name="Таблица1.A2" office:value-type="string">
            <text:p text:style-name="P7">Флаг наличия телефона у нескольких клиентов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main_phone_flg</text:p>
          </table:table-cell>
          <table:table-cell table:style-name="Таблица1.A2" office:value-type="string">
            <text:p text:style-name="P10">bool</text:p>
          </table:table-cell>
          <table:table-cell table:style-name="Таблица1.A2" office:value-type="string">
            <text:p text:style-name="P7">Флаг лучшего телефона для клиента</text:p>
          </table:table-cell>
          <table:table-cell table:style-name="Таблица1.D2" office:value-type="string">
            <text:p text:style-name="P9"/>
          </table:table-cell>
        </table:table-row>
      </table:table>
      <text:p text:style-name="P21"/>
      <text:p text:style-name="P21"/>
      <text:p text:style-name="P20">1. В качестве источника клиентских данных необходимо использовать данные только унифицированной системы MDM (src_cd='MDMP')</text:p>
      <text:p text:style-name="P22">2. В качестве источника контактных данных необходимо использовать источники MDMP, RTLL, RTLS, CFTB, WAYN</text:p>
      <text:p text:style-name="P21">3. Отбираются только клиенты с типом "физическое лицо"</text:p>
      <text:p text:style-name="P21">4. Отбираются только клиенты, у которых есть глобальный ключ MDM</text:p>
      <text:p text:style-name="P21">5. Приёмник должен содержать историчность, т.е. быть версионным, в т.ч. учитывать пересечения версий из отдельных используемых объектов-источников</text:p>
      <text:p text:style-name="P21">6. Порядок приоритизации для дедупликации, а также для расчёта main-флагов:</text:p>
      <text:list xml:id="list3019250123" text:style-name="L1">
        <text:list-item>
          <text:p text:style-name="P33"><text:span text:style-name="T19">наличие телефона у других клиентов (актуально только для расчёта основного телефона клиента)</text:span></text:p>
        </text:list-item>
        <text:list-item>
          <text:p text:style-name="P33"><text:span text:style-name="T19">trust_system_flg: значение true "лучше" false</text:span></text:p>
        </text:list-item>
        <text:list-item>
          <text:p text:style-name="P33"><text:span text:style-name="T19">contact_qualify_code: любые коды, содержащие GOOD, лучше прочих, но все вариации GOOD равнозначны</text:span></text:p>
        </text:list-item>
        <text:list-item>
          <text:p text:style-name="P33"><text:span text:style-name="T19">система источник: MDMP &gt; WAYN &gt; RTLL &gt; RTLS &gt; CFTB</text:span></text:p>
        </text:list-item>
        <text:list-item>
          <text:p text:style-name="P33"><text:span text:style-name="T19">тип контакта: NotificPhone &gt; ATMPhone &gt; MobilePersonalPhone &gt; MobileWorkNumber<text:line-break/>&gt; HomePhone </text:span></text:p>
        </text:list-item>
        <text:list-item>
          <text:p text:style-name="P33"><text:span text:style-name="T19">дата появления версии: более свежая запись лучше.</text:span></text:p>
        </text:list-item>
      </text:list>
      <text:p text:style-name="P34"><text:span text:style-name="T19">7. В базе данных доступны следующие объекты-источники, подходящие для построения целевого приёмника:</text:span></text:p>
      <text:list xml:id="list869314306" text:style-name="L3">
        <text:list-item>
          <text:p text:style-name="P38"><text:span text:style-name="T27">counterparty (Клиенты</text:span></text:p>
        </text:list-item>
        <text:list-item>
          <text:p text:style-name="P38"><text:span text:style-name="T27">dict_counterparty_type_cd (Справочник типов клиента)</text:span></text:p>
        </text:list-item>
        <text:list-item>
          <text:p text:style-name="P38"><text:span text:style-name="T27">counterparty_x_uniq_counterparty (Связь глобального и локального клиентов)</text:span></text:p>
        </text:list-item>
        <text:list-item>
          <text:p text:style-name="P38"><text:span text:style-name="T27">counterparty_contact (Телефоны клиента)</text:span></text:p>
        </text:list-item>
      </text:list>
      <text:p text:style-name="P21">DDL и инсерты для таблиц источников <text:span text:style-name="T20">прилагаются.</text:span></text:p>
      <text:p text:style-name="P1"/>
      <text:p text:style-name="P29">Требование 2.</text:p>
      <text:p text:style-name="P36"><text:span text:style-name="T23">Бизнес-описание</text:span></text:p>
      <text:p text:style-name="P24"><text:span text:style-name="T57">В объекте </text:span><text:span text:style-name="T12">dfct_phone </text:span><text:span text:style-name="T18">хранится список клиентов физлиц с историей изменения их контактных телефонов.</text:span></text:p>
      <text:p text:style-name="P24"><text:span text:style-name="T18"/></text:p>
      <text:p text:style-name="P27">Требования к выходным данным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4">Схема</text:p>
          </table:table-cell>
          <table:table-cell table:style-name="Таблица2.A1" office:value-type="string">
            <text:p text:style-name="P15">Объект</text:p>
          </table:table-cell>
          <table:table-cell table:style-name="Таблица2.A1" office:value-type="string">
            <text:p text:style-name="P15">Описание</text:p>
          </table:table-cell>
          <table:table-cell table:style-name="Таблица2.D1" office:value-type="string">
            <text:p text:style-name="P15">Карта отображения</text:p>
          </table:table-cell>
        </table:table-row>
        <table:table-row>
          <table:table-cell table:style-name="Таблица2.A2" office:value-type="string">
            <text:p text:style-name="P11">public</text:p>
          </table:table-cell>
          <table:table-cell table:style-name="Таблица2.A2" office:value-type="string">
            <text:p text:style-name="P26"><text:span text:style-name="T9">dfct_phone</text:span></text:p>
          </table:table-cell>
          <table:table-cell table:style-name="Таблица2.A2" office:value-type="string">
            <text:p text:style-name="P8">История телефонов клиентов ФЛ</text:p>
          </table:table-cell>
          <table:table-cell table:style-name="Таблица2.D2" office:value-type="string">
            <text:p text:style-name="P8">Прилагается ниже</text:p>
          </table:table-cell>
        </table:table-row>
      </table:table>
      <text:p text:style-name="P30"/>
      <text:p text:style-name="P21">Источни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4">Схема</text:p>
          </table:table-cell>
          <table:table-cell table:style-name="Таблица3.A1" office:value-type="string">
            <text:p text:style-name="P15">Объект</text:p>
          </table:table-cell>
          <table:table-cell table:style-name="Таблица3.A1" office:value-type="string">
            <text:p text:style-name="P15">Описание</text:p>
          </table:table-cell>
          <table:table-cell table:style-name="Таблица3.D1" office:value-type="string">
            <text:p text:style-name="P15">Цель использования</text:p>
          </table:table-cell>
        </table:table-row>
        <table:table-row>
          <table:table-cell table:style-name="Таблица3.A2" table:number-rows-spanned="4" office:value-type="string">
            <text:p text:style-name="P11">public</text:p>
          </table:table-cell>
          <table:table-cell table:style-name="Таблица3.A2" office:value-type="string">
            <text:p text:style-name="P2"><text:span text:style-name="T19">counterparty </text:span></text:p>
          </table:table-cell>
          <table:table-cell table:style-name="Таблица3.A2" office:value-type="string">
            <text:p text:style-name="P2"><text:span text:style-name="T19">Клиенты</text:span></text:p>
          </table:table-cell>
          <table:table-cell table:style-name="Таблица3.D2" office:value-type="string">
            <text:p text:style-name="P8">Фильтрация по списку и отбор атрибутов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2"><text:span text:style-name="T19">dict_counterparty_type_cd</text:span></text:p>
          </table:table-cell>
          <table:table-cell table:style-name="Таблица3.A2" office:value-type="string">
            <text:p text:style-name="P2"><text:span text:style-name="T19">Справочник типов клиента</text:span></text:p>
          </table:table-cell>
          <table:table-cell table:style-name="Таблица3.D2" office:value-type="string">
            <text:p text:style-name="P8">Фильтрация по списку для отбора физлиц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2"><text:span text:style-name="T19">counterparty_x_uniq_counterparty </text:span></text:p>
          </table:table-cell>
          <table:table-cell table:style-name="Таблица3.A2" office:value-type="string">
            <text:p text:style-name="P2"><text:span text:style-name="T19">Связь глобального и локального клиентов</text:span></text:p>
          </table:table-cell>
          <table:table-cell table:style-name="Таблица3.D2" office:value-type="string">
            <text:p text:style-name="P8">Отбор номеров телефонов из списка телефонов по <text:span text:style-name="T9">ID </text:span><text:span text:style-name="T15">клиента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32"><text:span text:style-name="T19">counterparty_contact</text:span></text:p>
          </table:table-cell>
          <table:table-cell table:style-name="Таблица3.A2" office:value-type="string">
            <text:p text:style-name="P32"><text:span text:style-name="T19">Телефоны клиента</text:span></text:p>
          </table:table-cell>
          <table:table-cell table:style-name="Таблица3.D2" office:value-type="string">
            <text:p text:style-name="P13">Телефоны клиентов и их атрибуты</text:p>
          </table:table-cell>
        </table:table-row>
      </table:table>
      <text:p text:style-name="P31"><text:span text:style-name="T19"/></text:p>
      <text:p text:style-name="P31"><text:span text:style-name="T19">Условия отбора записей из таблиц-источников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4">Схема</text:p>
          </table:table-cell>
          <table:table-cell table:style-name="Таблица5.A1" office:value-type="string">
            <text:p text:style-name="P15">Объект</text:p>
          </table:table-cell>
          <table:table-cell table:style-name="Таблица5.A1" office:value-type="string">
            <text:p text:style-name="P15">Условия отбора записей</text:p>
          </table:table-cell>
          <table:table-cell table:style-name="Таблица5.D1" office:value-type="string">
            <text:p text:style-name="P15">Описание</text:p>
          </table:table-cell>
        </table:table-row>
        <table:table-row>
          <table:table-cell table:style-name="Таблица5.A2" table:number-rows-spanned="4" office:value-type="string">
            <text:p text:style-name="P11">public</text:p>
          </table:table-cell>
          <table:table-cell table:style-name="Таблица5.A2" office:value-type="string">
            <text:p text:style-name="P2"><text:span text:style-name="T19">counterparty </text:span></text:p>
          </table:table-cell>
          <table:table-cell table:style-name="Таблица5.A2" office:value-type="string">
            <text:p text:style-name="P16">src_cd = 'MDMP'</text:p>
          </table:table-cell>
          <table:table-cell table:style-name="Таблица5.D2" office:value-type="string">
            <text:p text:style-name="P19">Выбираются клиенты из системы <text:span text:style-name="T9">'MDMP'</text:span>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2"><text:span text:style-name="T19">dict_counterparty_type_cd</text:span></text:p>
          </table:table-cell>
          <table:table-cell table:style-name="Таблица5.A2" office:value-type="string">
            <text:p text:style-name="P6">counterparty_type_desc = 'физическое лицо'</text:p>
          </table:table-cell>
          <table:table-cell table:style-name="Таблица5.D2" office:value-type="string">
            <text:p text:style-name="P19">Выбираются только физлица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2"><text:span text:style-name="T19">counterparty_x_uniq_counterparty </text:span></text:p>
          </table:table-cell>
          <table:table-cell table:style-name="Таблица5.A2" office:value-type="string">
            <text:p text:style-name="P5"><text:span text:style-name="T30">counterparty</text:span>.counterparty_rk = <text:span text:style-name="T30">counterparty_x_uniq_counterparty</text:span>.uniq_counterparty_rk</text:p>
          </table:table-cell>
          <table:table-cell table:style-name="Таблица5.D2" office:value-type="string">
            <text:p text:style-name="P19">Выбираются локальные клиенты, связанные с глобальными клиентами из таблицы <text:span text:style-name="T30">counterparty</text:span>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32"><text:span text:style-name="T19">counterparty_contact</text:span></text:p>
          </table:table-cell>
          <table:table-cell table:style-name="Таблица5.A2" office:value-type="string">
            <text:p text:style-name="P6">src_cd <text:span text:style-name="T13">in</text:span> ('MDMP', 'RTLL', 'RTLS', 'CFTB', 'WAYN')</text:p>
          </table:table-cell>
          <table:table-cell table:style-name="Таблица5.D2" office:value-type="string">
            <text:p text:style-name="P19">Выбираются телефоны из систем 'MDMP', 'RTLL', 'RTLS', 'CFTB', 'WAYN'</text:p>
          </table:table-cell>
        </table:table-row>
      </table:table>
      <text:p text:style-name="P35"/>
      <text:p text:style-name="P35"/>
      <text:p text:style-name="P35"><text:soft-page-break/>Предварительные преобразования таблиц.</text:p>
      <text:p text:style-name="P35"/>
      <text:p text:style-name="P27">Описание алгоритмов заполнения сущност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5">Название шага</text:p>
          </table:table-cell>
          <table:table-cell table:style-name="Таблица6.B1" office:value-type="string">
            <text:p text:style-name="P15">Описание алгоритма</text:p>
          </table:table-cell>
        </table:table-row>
        <table:table-row>
          <table:table-cell table:style-name="Таблица6.A2" office:value-type="string">
            <text:p text:style-name="P4">p_counterparty_0010</text:p>
          </table:table-cell>
          <table:table-cell table:style-name="Таблица6.B2" office:value-type="string">
            <text:p text:style-name="P17"><text:span text:style-name="T20">Выбираем из всех клиентов </text:span>counterparty<text:span text:style-name="T20"> физлица на основе параметра </text:span>counterparty_type_desc <text:span text:style-name="T20">из dict_counterparty_type_cd</text:span></text:p>
          </table:table-cell>
        </table:table-row>
        <table:table-row>
          <table:table-cell table:style-name="Таблица6.A2" office:value-type="string">
            <text:p text:style-name="P4">dict_contact_type_cd</text:p>
          </table:table-cell>
          <table:table-cell table:style-name="Таблица6.B2" office:value-type="string">
            <text:p text:style-name="P18"><text:span text:style-name="T20">Создаем словарь для кодирования атрибута </text:span><text:s/>contact_type_cd </text:p>
          </table:table-cell>
        </table:table-row>
        <table:table-row>
          <table:table-cell table:style-name="Таблица6.A2" office:value-type="string">
            <text:p text:style-name="P4">dict_src_cd</text:p>
          </table:table-cell>
          <table:table-cell table:style-name="Таблица6.B2" office:value-type="string">
            <text:p text:style-name="P18"><text:span text:style-name="T20">Создаем словарь для кодирования атрибута </text:span><text:s/>src_cd</text:p>
          </table:table-cell>
        </table:table-row>
        <table:table-row>
          <table:table-cell table:style-name="Таблица6.A2" office:value-type="string">
            <text:p text:style-name="P4">p_counterparty_0020</text:p>
          </table:table-cell>
          <table:table-cell table:style-name="Таблица6.B2" office:value-type="string">
            <text:p text:style-name="P5"><text:span text:style-name="T17">Выбираем</text:span> глобал<text:span text:style-name="T20">ьных</text:span> клиент<text:span text:style-name="T20">ов</text:span> <text:span text:style-name="T20">из </text:span><text:span text:style-name="T20">p_counterparty_0010</text:span><text:span text:style-name="T20"> </text:span>и соотетствующи<text:span text:style-name="T20">х</text:span> им локал<text:span text:style-name="T20">ьных клиентов</text:span> из бриджа <text:span text:style-name="T53">counterparty_x_uniq_counterparty </text:span>с учетом <text:span text:style-name="T20">временных </text:span>интервалов действия связи</text:p>
          </table:table-cell>
        </table:table-row>
        <table:table-row>
          <table:table-cell table:style-name="Таблица6.A2" office:value-type="string">
            <text:p text:style-name="P4">p_phone_0010</text:p>
          </table:table-cell>
          <table:table-cell table:style-name="Таблица6.B2" office:value-type="string">
            <text:p text:style-name="P5"><text:span text:style-name="T20">Из </text:span><text:span text:style-name="T54">counterparty_contact с</text:span><text:span text:style-name="T20">обираем </text:span>тел<text:span text:style-name="T20">ефоны</text:span> глобал<text:span text:style-name="T20">ьных</text:span> клиентов, связанных с локальными клиентами, <text:span text:style-name="T20">из </text:span><text:span text:style-name="T20">p_counterparty_0020</text:span><text:span text:style-name="T20">.</text:span></text:p>
            <text:p text:style-name="P3">Затем добавляем из <text:s/><text:span text:style-name="T53">counterparty_contact телефоны глобальных клиентов, которые не имеют связи с локальными, из </text:span><text:span text:style-name="T53">p_counterparty_0010</text:span></text:p>
          </table:table-cell>
        </table:table-row>
        <table:table-row>
          <table:table-cell table:style-name="Таблица6.A2" office:value-type="string">
            <text:p text:style-name="P4">p_phone_0020</text:p>
          </table:table-cell>
          <table:table-cell table:style-name="Таблица6.B2" office:value-type="string">
            <text:p text:style-name="P5"><text:span text:style-name="T20">Выбираем телефоны и дополнительные атрибуты из </text:span><text:span text:style-name="T20">p_phone_0010,</text:span><text:span text:style-name="T20"> д</text:span>обавля<text:span text:style-name="T20">я</text:span> флаги нотификации и АТМ и кодиру<text:span text:style-name="T20">я</text:span> тип контакта <text:span text:style-name="T20">(с помощью словаря </text:span><text:span text:style-name="T20">dict_contact_type_cd</text:span><text:span text:style-name="T20">)</text:span> и системы источника <text:span text:style-name="T20">(с помощью словаря </text:span><text:span text:style-name="T20">dict_src_cd</text:span><text:span text:style-name="T20">)</text:span> для ранжирования качества телефонов</text:p>
          </table:table-cell>
        </table:table-row>
        <table:table-row>
          <table:table-cell table:style-name="Таблица6.A2" office:value-type="string">
            <text:p text:style-name="P4">p_phone_0030</text:p>
          </table:table-cell>
          <table:table-cell table:style-name="Таблица6.B2" office:value-type="string">
            <text:p text:style-name="P5"><text:span text:style-name="T20">Определяем в </text:span><text:span text:style-name="T20">p_phone_0020</text:span><text:span text:style-name="T20"> дублирующиеся телефоны и ставим</text:span> <text:span text:style-name="T20">для них </text:span>флаг duplication_flg </text:p>
          </table:table-cell>
        </table:table-row>
        <table:table-row>
          <table:table-cell table:style-name="Таблица6.A2" office:value-type="string">
            <text:p text:style-name="P4">only_dupl</text:p>
          </table:table-cell>
          <table:table-cell table:style-name="Таблица6.B2" office:value-type="string">
            <text:p text:style-name="P5">Анализируем только повторяющиеся тел <text:span text:style-name="T20">в </text:span><text:span text:style-name="T20">p_phone_0030</text:span>, проводим дедупликацию на основе временных интервалов действия телефона</text:p>
          </table:table-cell>
        </table:table-row>
        <table:table-row>
          <table:table-cell table:style-name="Таблица6.A2" office:value-type="string">
            <text:p text:style-name="P4">p_phone_0040</text:p>
          </table:table-cell>
          <table:table-cell table:style-name="Таблица6.B2" office:value-type="string">
            <text:p text:style-name="P5">Записываем из общей табл<text:span text:style-name="T20">ицы</text:span> телефонов p_phone_0030 те, которые есть в табл<text:span text:style-name="T20">ице</text:span> only_dupl, <text:span text:style-name="T20">анализируем пересечения в истории и </text:span>проставляем корректные временные интервалы действия <text:span text:style-name="T20">телефонов</text:span>.</text:p>
            <text:p text:style-name="P5">Добавляем не повторяющиеся тел из общей табл <text:s/>p_phone_0030</text:p>
          </table:table-cell>
        </table:table-row>
        <table:table-row>
          <table:table-cell table:style-name="Таблица6.A2" office:value-type="string">
            <text:p text:style-name="P4">p_phone_0050</text:p>
          </table:table-cell>
          <table:table-cell table:style-name="Таблица6.B2" office:value-type="string">
            <text:p text:style-name="P5"><text:span text:style-name="T20">Ранжируем телефоны из</text:span> p_phone_00<text:span text:style-name="T20">4</text:span>0 <text:span text:style-name="T20">по качеству на оснвое алгоритма</text:span><text:span text:style-name="T34">, </text:span><text:span text:style-name="T36">указанного в бизнес требованиях.</text:span></text:p>
            <text:p text:style-name="P5"><text:span text:style-name="T34"/></text:p>
            <text:p text:style-name="P5"><text:span text:style-name="T34">Проставляем флаг лучшего телефона для клиента </text:span><text:span text:style-name="T30">main_phone_flg</text:span><text:span text:style-name="T34">, выбирая лучший по качеству после ранжирования</text:span></text:p>
          </table:table-cell>
        </table:table-row>
        <table:table-row>
          <table:table-cell table:style-name="Таблица6.A2" office:value-type="string">
            <text:p text:style-name="P4">dfct_phone</text:p>
          </table:table-cell>
          <table:table-cell table:style-name="Таблица6.B2" office:value-type="string">
            <text:p text:style-name="P19">Собираем итоговый объект из p_phone_0040 и p_phone_0050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1T14:19:50.874000000</dc:date>
    <meta:editing-duration>P7DT21H41M22S</meta:editing-duration>
    <meta:editing-cycles>8</meta:editing-cycles>
    <meta:generator>LibreOffice/7.4.0.3$Windows_X86_64 LibreOffice_project/f85e47c08ddd19c015c0114a68350214f7066f5a</meta:generator>
    <meta:document-statistic meta:table-count="5" meta:image-count="0" meta:object-count="0" meta:page-count="4" meta:paragraph-count="141" meta:word-count="692" meta:character-count="5755" meta:non-whitespace-character-count="5203"/>
  </office:meta>
</office:document-meta>
</file>